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Mac.getMac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ac.doFinal( byte [ ] out , int out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Mac.update( byte [ ] in , int in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ac.getUnderlyingDig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Mac.getAlgorith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Mac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Mac.init( CipherParameters param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HMac.HMac( Digest dig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Mac.update( byte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